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82c00"/>
    </style:style>
    <style:style style:name="P4" style:family="paragraph" style:parent-style-name="Standard">
      <style:text-properties officeooo:rsid="0017b093" officeooo:paragraph-rsid="0017b09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officeooo:paragraph-rsid="0019b1e4"/>
    </style:style>
    <style:style style:name="P7" style:family="paragraph" style:parent-style-name="Text_20_body">
      <style:text-properties officeooo:rsid="0019b1e4" officeooo:paragraph-rsid="0019b1e4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text-align="start" style:justify-single-word="false"/>
      <style:text-properties officeooo:rsid="0019b1e4" officeooo:paragraph-rsid="0019b1e4"/>
    </style:style>
    <style:style style:name="P11" style:family="paragraph" style:parent-style-name="Heading_20_1">
      <style:text-properties officeooo:paragraph-rsid="0019b1e4"/>
    </style:style>
    <style:style style:name="P12" style:family="paragraph" style:parent-style-name="Heading_20_1">
      <style:text-properties officeooo:paragraph-rsid="0017b093"/>
    </style:style>
    <style:style style:name="P13" style:family="paragraph" style:parent-style-name="Heading_20_1">
      <style:text-properties officeooo:paragraph-rsid="00182c00"/>
    </style:style>
    <style:style style:name="P14" style:family="paragraph" style:parent-style-name="Heading_20_1">
      <style:text-properties officeooo:paragraph-rsid="00197110"/>
    </style:style>
    <style:style style:name="P15" style:family="paragraph" style:parent-style-name="Heading_20_2">
      <style:text-properties officeooo:rsid="0019b1e4" officeooo:paragraph-rsid="0019b1e4"/>
    </style:style>
    <style:style style:name="P16" style:family="paragraph" style:parent-style-name="Heading_20_2">
      <style:text-properties officeooo:paragraph-rsid="00197110"/>
    </style:style>
    <style:style style:name="P17" style:family="paragraph" style:parent-style-name="Heading_20_3">
      <style:text-properties officeooo:paragraph-rsid="0019b1e4"/>
    </style:style>
    <style:style style:name="T1" style:family="text">
      <style:text-properties officeooo:rsid="001b6442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8_20301643921"/>SIMPLEFIT <text:bookmark-end text:name="__RefHeading___Toc108_20301643921"/></text:h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1"><text:a xlink:type="simple" xlink:href="#__RefHeading___Toc108_2030164392" text:style-name="Index_20_Link" text:visited-style-name="Index_20_Link">SIMPLEFIT<text:tab/>2</text:a></text:p>
          <text:p text:style-name="P1"><text:a xlink:type="simple" xlink:href="#__RefHeading___Toc110_2030164392" text:style-name="Index_20_Link" text:visited-style-name="Index_20_Link">ABSTRACT<text:tab/>3</text:a></text:p>
          <text:p text:style-name="P1"><text:a xlink:type="simple" xlink:href="#__RefHeading___Toc112_2030164392" text:style-name="Index_20_Link" text:visited-style-name="Index_20_Link">INTRODUCCIÓN<text:tab/>4</text:a></text:p>
          <text:p text:style-name="P2"><text:a xlink:type="simple" xlink:href="#__RefHeading___Toc114_2030164392" text:style-name="Index_20_Link" text:visited-style-name="Index_20_Link">Objetivo<text:tab/>4</text:a></text:p>
          <text:p text:style-name="P2"><text:a xlink:type="simple" xlink:href="#__RefHeading___Toc116_2030164392" text:style-name="Index_20_Link" text:visited-style-name="Index_20_Link">Justificación<text:tab/>4</text:a></text:p>
          <text:p text:style-name="P2"><text:a xlink:type="simple" xlink:href="#__RefHeading___Toc118_2030164392" text:style-name="Index_20_Link" text:visited-style-name="Index_20_Link">Análisis de lo existente<text:tab/>4</text:a></text:p>
          <text:p text:style-name="P1"><text:a xlink:type="simple" xlink:href="#__RefHeading___Toc120_2030164392" text:style-name="Index_20_Link" text:visited-style-name="Index_20_Link">Necesidades empresariales para el desarrollo<text:tab/>5</text:a></text:p>
          <text:p text:style-name="P1"><text:a xlink:type="simple" xlink:href="#__RefHeading___Toc122_2030164392" text:style-name="Index_20_Link" text:visited-style-name="Index_20_Link">Requisitos funcionales de la aplicación<text:tab/>6</text:a></text:p>
          <text:p text:style-name="P1"><text:a xlink:type="simple" xlink:href="#__RefHeading___Toc124_2030164392" text:style-name="Index_20_Link" text:visited-style-name="Index_20_Link">Análisis y Diseño<text:tab/>7</text:a></text:p>
          <text:p text:style-name="P2"><text:a xlink:type="simple" xlink:href="#__RefHeading___Toc126_2030164392" text:style-name="Index_20_Link" text:visited-style-name="Index_20_Link">Diagrama de la arquitectura<text:tab/>7</text:a></text:p>
          <text:p text:style-name="P2"><text:a xlink:type="simple" xlink:href="#__RefHeading___Toc128_2030164392" text:style-name="Index_20_Link" text:visited-style-name="Index_20_Link">Diagrama de casos de usos<text:tab/>7</text:a></text:p>
          <text:p text:style-name="P2"><text:a xlink:type="simple" xlink:href="#__RefHeading___Toc130_2030164392" text:style-name="Index_20_Link" text:visited-style-name="Index_20_Link">Diagrama de clases<text:tab/>7</text:a></text:p>
          <text:p text:style-name="P2"><text:a xlink:type="simple" xlink:href="#__RefHeading___Toc132_2030164392" text:style-name="Index_20_Link" text:visited-style-name="Index_20_Link">Diseño de datos<text:tab/>7</text:a></text:p>
          <text:p text:style-name="P1"><text:a xlink:type="simple" xlink:href="#__RefHeading___Toc134_2030164392" text:style-name="Index_20_Link" text:visited-style-name="Index_20_Link">Codificación<text:tab/>8</text:a></text:p>
          <text:p text:style-name="P2"><text:a xlink:type="simple" xlink:href="#__RefHeading___Toc136_2030164392" text:style-name="Index_20_Link" text:visited-style-name="Index_20_Link">Entorno de programación<text:tab/>8</text:a></text:p>
          <text:p text:style-name="P2"><text:a xlink:type="simple" xlink:href="#__RefHeading___Toc138_2030164392" text:style-name="Index_20_Link" text:visited-style-name="Index_20_Link">Lenguajes y herramientas<text:tab/>8</text:a></text:p>
          <text:p text:style-name="P2"><text:a xlink:type="simple" xlink:href="#__RefHeading___Toc140_2030164392" text:style-name="Index_20_Link" text:visited-style-name="Index_20_Link">Aspectos relevantes de la implementación<text:tab/>8</text:a></text:p>
          <text:p text:style-name="P1"><text:a xlink:type="simple" xlink:href="#__RefHeading___Toc142_2030164392" text:style-name="Index_20_Link" text:visited-style-name="Index_20_Link">Manual de usuario<text:tab/>9</text:a></text:p>
          <text:p text:style-name="P1"><text:a xlink:type="simple" xlink:href="#__RefHeading___Toc144_2030164392" text:style-name="Index_20_Link" text:visited-style-name="Index_20_Link">Requisitos e instalación<text:tab/>10</text:a></text:p>
          <text:p text:style-name="P1"><text:a xlink:type="simple" xlink:href="#__RefHeading___Toc480_2030164392" text:style-name="Index_20_Link" text:visited-style-name="Index_20_Link">Conclusiones<text:tab/>11</text:a></text:p>
          <text:p text:style-name="P2"><text:a xlink:type="simple" xlink:href="#__RefHeading___Toc148_2030164392" text:style-name="Index_20_Link" text:visited-style-name="Index_20_Link">Conclusiones sobre el trabajo realizado<text:tab/>11</text:a></text:p>
          <text:p text:style-name="P2"><text:a xlink:type="simple" xlink:href="#__RefHeading___Toc150_2030164392" text:style-name="Index_20_Link" text:visited-style-name="Index_20_Link">Posibles ampliaciones y mejoras<text:tab/>11</text:a></text:p>
          <text:p text:style-name="P1"><text:a xlink:type="simple" xlink:href="#__RefHeading___Toc482_2030164392" text:style-name="Index_20_Link" text:visited-style-name="Index_20_Link">Bibliografía<text:tab/>12</text:a></text:p>
          <text:p text:style-name="P2"><text:a xlink:type="simple" xlink:href="#__RefHeading___Toc154_2030164392" text:style-name="Index_20_Link" text:visited-style-name="Index_20_Link">Libros, artículos y apuntes<text:tab/>12</text:a></text:p>
          <text:p text:style-name="P2"><text:a xlink:type="simple" xlink:href="#__RefHeading___Toc156_2030164392" text:style-name="Index_20_Link" text:visited-style-name="Index_20_Link">Direcciones Web<text:tab/>12</text:a></text:p>
          <text:p text:style-name="P1"><text:a xlink:type="simple" xlink:href="#__RefHeading___Toc158_2030164392" text:style-name="Index_20_Link" text:visited-style-name="Index_20_Link">Apéndices, si procede<text:tab/>13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 text:is-list-header="true"><text:bookmark-start text:name="__RefHeading___Toc110_2030164392"/><text:soft-page-break/>ABSTRACT<text:bookmark-end text:name="__RefHeading___Toc110_2030164392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12_2030164392"/><text:soft-page-break/>INTRODUCCIÓN<text:bookmark-end text:name="__RefHeading___Toc112_2030164392"/></text:h>
      <text:p text:style-name="P8"/>
      <text:p text:style-name="P10">El proyecto SimpleFit tiene el objetivo de crear una aplicación donde los usuarios puedan desarrollarse físicamente en base a sus preferencias. Para ello, <text:span text:style-name="T1">se realizará una busqueda entre las rutinas que constan en la aplicación, todas ellas podrán ser identificadas por su nombre,la dificultad y frecuencia de entrenamiento lo que facilita la selección de una rutina</text:span></text:p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 text:is-list-header="true"><text:bookmark-start text:name="__RefHeading___Toc120_2030164392"/><text:soft-page-break/>Necesidades empresariales para el desarrollo<text:bookmark-end text:name="__RefHeading___Toc120_2030164392"/></text:h>
      <text:h text:style-name="P15" text:outline-level="2">Recursos Humanos</text:h>
      <text:p text:style-name="P6"/>
      <text:h text:style-name="Heading_20_3" text:outline-level="3">Trabajadores de la empresa</text:h>
      <text:p text:style-name="P7">Nombre: Marcos Verdú Sánchez <text:s/>DNI: 50387394Y Cargo: Fundador</text:p>
      <text:p text:style-name="P7">////Que debo indicar en Obligaciones en materia de seguridad Social</text:p>
      <text:h text:style-name="P17" text:outline-level="3">Prevención de riesgos laborales</text:h>
      <text:p text:style-name="P6"/>
      <text:h text:style-name="Heading_20_4" text:outline-level="4">Ergonomía del puesto de trabajo: </text:h>
      <text:p text:style-name="P6">Los programadores suelen pasar largas horas frente a la computadora, lo que puede provocar problemas de salud si no se adoptan posturas correctas. Es importante tener una silla ergonómica y una disposición del escritorio que promueva una buena postura y evite la tensión en la espalda, el cuello y los hombros.</text:p>
      <text:h text:style-name="Heading_20_4" text:outline-level="4">Pausas y descansos regulares:</text:h>
      <text:p text:style-name="P6"><text:s/>La programación intensiva puede causar fatiga mental y visual. Es importante tomar pausas cortas con regularidad para descansar la vista y estirar el cuerpo. La técnica de la regla 20-20-20 (cada 20 minutos, mirar algo a 20 pies de distancia durante al menos 20 segundos) puede ayudar a prevenir la fatiga visual. </text:p>
      <text:h text:style-name="Heading_20_4" text:outline-level="4">Iluminación adecuada: </text:h>
      <text:p text:style-name="P6">Un entorno de trabajo bien iluminado es esencial para prevenir la fatiga visual y el estrés ocular. La iluminación debe ser uniforme y ajustable para adaptarse a las necesidades individuales. </text:p>
      <text:h text:style-name="Heading_20_4" text:outline-level="4">Manejo del estrés y la carga de trabajo: </text:h>
      <text:p text:style-name="P6">El desarrollo de software puede ser estresante debido a plazos ajustados y demandas constantes. Es importante establecer una gestión efectiva del tiempo y establecer límites saludables para evitar el agotamiento y el estrés crónico. </text:p>
      <text:h text:style-name="Heading_20_4" text:outline-level="4">Seguridad informática:</text:h>
      <text:p text:style-name="P6"><text:s/>Los programadores deben estar al tanto de las mejores prácticas de seguridad informática para protegerse a sí mismos y a sus sistemas contra amenazas cibernéticas, como malware, virus y ataques de phishing. Esto incluye la implementación de software antivirus, mantener el software actualizado y practicar la seguridad de la información, como el uso de contraseñas seguras y el acceso seguro a los sistemas.</text:p>
      <text:p text:style-name="P9"/>
      <text:p text:style-name="Text_20_body"/>
      <text:p text:style-name="Text_20_body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22_2030164392"/><text:soft-page-break/>Requisitos funcionales de la aplicación<text:bookmark-end text:name="__RefHeading___Toc122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1"><text:bookmark-start text:name="__RefHeading___Toc124_2030164392"/><text:soft-page-break/>Análisis y Diseño <text:bookmark-end text:name="__RefHeading___Toc124_2030164392"/></text:h>
      <text:h text:style-name="Heading_20_2" text:outline-level="2"><text:bookmark-start text:name="__RefHeading___Toc126_2030164392"/>Diagrama de la arquitectura<text:bookmark-end text:name="__RefHeading___Toc126_2030164392"/></text:h>
      <text:h text:style-name="Heading_20_2" text:outline-level="2"><text:bookmark-start text:name="__RefHeading___Toc128_2030164392"/>Diagrama de casos de usos<text:bookmark-end text:name="__RefHeading___Toc128_2030164392"/></text:h>
      <text:h text:style-name="Heading_20_2" text:outline-level="2"><text:bookmark-start text:name="__RefHeading___Toc130_2030164392"/>Diagrama de clases<text:bookmark-end text:name="__RefHeading___Toc130_2030164392"/></text:h>
      <text:h text:style-name="Heading_20_2" text:outline-level="2"><text:bookmark-start text:name="__RefHeading___Toc132_2030164392"/>Diseño de datos<text:bookmark-end text:name="__RefHeading___Toc132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34_2030164392"/><text:soft-page-break/>Codificación<text:bookmark-end text:name="__RefHeading___Toc134_2030164392"/></text:h>
      <text:h text:style-name="Heading_20_2" text:outline-level="2"><text:bookmark-start text:name="__RefHeading___Toc136_2030164392"/>Entorno de programación<text:bookmark-end text:name="__RefHeading___Toc136_2030164392"/></text:h>
      <text:h text:style-name="Heading_20_2" text:outline-level="2"><text:bookmark-start text:name="__RefHeading___Toc138_2030164392"/>Lenguajes y herramientas<text:bookmark-end text:name="__RefHeading___Toc138_2030164392"/></text:h>
      <text:h text:style-name="Heading_20_2" text:outline-level="2"><text:bookmark-start text:name="__RefHeading___Toc140_2030164392"/>Aspectos relevantes de la implementación<text:bookmark-end text:name="__RefHeading___Toc140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42_2030164392"/><text:soft-page-break/>Manual de usuario<text:bookmark-end text:name="__RefHeading___Toc142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1"><text:bookmark-start text:name="__RefHeading___Toc144_2030164392"/><text:soft-page-break/>Requisitos e instalación<text:bookmark-end text:name="__RefHeading___Toc144_2030164392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p text:style-name="Text_20_body"/>
      <text:p text:style-name="Text_20_body"/>
      <text:p text:style-name="Text_20_body"/>
      <text:p text:style-name="Text_20_body"/>
      <text:h text:style-name="P14" text:outline-level="1"><text:bookmark-start text:name="__RefHeading___Toc480_2030164392"/><text:soft-page-break/>Conclusiones <text:bookmark-end text:name="__RefHeading___Toc480_2030164392"/></text:h>
      <text:h text:style-name="P16" text:outline-level="2"><text:bookmark-start text:name="__RefHeading___Toc148_2030164392"/>Conclusiones sobre el trabajo realizado <text:bookmark-end text:name="__RefHeading___Toc148_2030164392"/></text:h>
      <text:h text:style-name="P16" text:outline-level="2"><text:bookmark-start text:name="__RefHeading___Toc150_2030164392"/>Posibles ampliaciones y mejoras<text:bookmark-end text:name="__RefHeading___Toc150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4" text:outline-level="1"><text:bookmark-start text:name="__RefHeading___Toc482_2030164392"/><text:soft-page-break/>Bibliografía <text:bookmark-end text:name="__RefHeading___Toc482_2030164392"/></text:h>
      <text:h text:style-name="P16" text:outline-level="2"><text:bookmark-start text:name="__RefHeading___Toc154_2030164392"/>Libros, artículos y apuntes <text:bookmark-end text:name="__RefHeading___Toc154_2030164392"/></text:h>
      <text:h text:style-name="P16" text:outline-level="2"><text:bookmark-start text:name="__RefHeading___Toc156_2030164392"/>Direcciones Web <text:bookmark-end text:name="__RefHeading___Toc156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1"><text:bookmark-start text:name="__RefHeading___Toc158_2030164392"/><text:soft-page-break/>Apéndices, si procede<text:bookmark-end text:name="__RefHeading___Toc158_203016439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0:41:25.857000000</meta:creation-date>
    <dc:date>2024-05-15T11:10:51.151000000</dc:date>
    <meta:editing-duration>PT1H54M13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3" meta:paragraph-count="66" meta:word-count="506" meta:character-count="3311" meta:non-whitespace-character-count="2855"/>
  </office:meta>
</office:document-meta>
</file>